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8" style:family="table">
      <style:table-properties style:width="17.972cm" fo:margin-left="0.002cm" fo:margin-right="0.026cm" table:align="margins" style:writing-mode="page"/>
    </style:style>
    <style:style style:name="Таблица8.A" style:family="table-column">
      <style:table-column-properties style:column-width="6.001cm" style:rel-column-width="21881*"/>
    </style:style>
    <style:style style:name="Таблица8.B" style:family="table-column">
      <style:table-column-properties style:column-width="11.972cm" style:rel-column-width="43654*"/>
    </style:style>
    <style:style style:name="Таблица8.A1" style:family="table-cell">
      <style:table-cell-properties fo:padding="0.049cm" fo:border="none"/>
    </style:style>
    <style:style style:name="Таблица8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9" style:family="table">
      <style:table-properties style:width="18.018cm" fo:margin-left="0cm" table:align="left" style:writing-mode="page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/>
    </style:style>
    <style:style style:name="Таблица9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2" fo:language="bg" fo:country="BG"/>
    </style:style>
    <style:style style:name="P3" style:family="paragraph" style:parent-style-name="Table_20_Contents">
      <style:text-properties style:font-name="Arial2" fo:language="bg" fo:country="BG" officeooo:rsid="0041af0f" officeooo:paragraph-rsid="0041af0f"/>
    </style:style>
    <style:style style:name="P4" style:family="paragraph" style:parent-style-name="Table_20_Contents">
      <style:paragraph-properties fo:text-align="end" style:justify-single-word="false"/>
      <style:text-properties style:font-name="Arial2" fo:language="bg" fo:country="BG"/>
    </style:style>
    <style:style style:name="P5" style:family="paragraph" style:parent-style-name="Table_20_Contents">
      <style:paragraph-properties fo:text-align="end" style:justify-single-word="false"/>
      <style:text-properties style:font-name="Arial2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2" fo:language="bg" fo:country="BG" officeooo:paragraph-rsid="005fc665"/>
    </style:style>
    <style:style style:name="P7" style:family="paragraph" style:parent-style-name="Table_20_Contents">
      <style:paragraph-properties fo:text-align="end" style:justify-single-word="false"/>
      <style:text-properties style:font-name="Arial2" fo:language="bg" fo:country="BG" officeooo:paragraph-rsid="00548399"/>
    </style:style>
    <style:style style:name="P8" style:family="paragraph" style:parent-style-name="Table_20_Contents">
      <style:paragraph-properties fo:text-align="end" style:justify-single-word="false"/>
      <style:text-properties style:font-name="Arial2" fo:language="bg" fo:country="BG" officeooo:paragraph-rsid="0013efc4"/>
    </style:style>
    <style:style style:name="P9" style:family="paragraph" style:parent-style-name="Table_20_Contents">
      <style:paragraph-properties fo:text-align="end" style:justify-single-word="false"/>
      <style:text-properties style:font-name="Arial2" fo:language="bg" fo:country="BG" officeooo:paragraph-rsid="004efbc1"/>
    </style:style>
    <style:style style:name="P10" style:family="paragraph" style:parent-style-name="Table_20_Contents">
      <style:paragraph-properties fo:text-align="end" style:justify-single-word="false"/>
      <style:text-properties style:font-name="Arial2" fo:language="bg" fo:country="BG" officeooo:paragraph-rsid="00763bef"/>
    </style:style>
    <style:style style:name="P11" style:family="paragraph" style:parent-style-name="Table_20_Contents">
      <style:text-properties style:font-name="Arial2" fo:language="bg" fo:country="BG" officeooo:rsid="003d846b" officeooo:paragraph-rsid="003d846b"/>
    </style:style>
    <style:style style:name="P12" style:family="paragraph" style:parent-style-name="Table_20_Contents">
      <style:text-properties style:font-name="Arial2" fo:language="bg" fo:country="BG" officeooo:paragraph-rsid="005959e7"/>
    </style:style>
    <style:style style:name="P13" style:family="paragraph" style:parent-style-name="Table_20_Contents">
      <style:text-properties style:font-name="Arial2" fo:language="bg" fo:country="BG" officeooo:paragraph-rsid="0041af0f"/>
    </style:style>
    <style:style style:name="P14" style:family="paragraph" style:parent-style-name="Table_20_Contents">
      <style:text-properties style:font-name="Arial2" fo:language="bg" fo:country="BG" officeooo:paragraph-rsid="0028b3b5"/>
    </style:style>
    <style:style style:name="P15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fc665"/>
    </style:style>
    <style:style style:name="P16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5f5c8"/>
    </style:style>
    <style:style style:name="P17" style:family="paragraph" style:parent-style-name="Table_20_Contents">
      <style:text-properties style:font-name="Arial2" fo:language="bg" fo:country="BG" fo:font-weight="bold"/>
    </style:style>
    <style:style style:name="P18" style:family="paragraph" style:parent-style-name="Table_20_Contents">
      <style:text-properties style:font-name="Arial2" fo:language="bg" fo:country="BG" fo:font-weight="bold" officeooo:rsid="0013efc4" officeooo:paragraph-rsid="0013efc4"/>
    </style:style>
    <style:style style:name="P19" style:family="paragraph" style:parent-style-name="Table_20_Contents">
      <style:text-properties style:font-name="Arial2" fo:language="bg" fo:country="BG" fo:font-weight="bold" officeooo:rsid="0013efc4" officeooo:paragraph-rsid="00763bef"/>
    </style:style>
    <style:style style:name="P20" style:family="paragraph" style:parent-style-name="Table_20_Contents">
      <style:text-properties style:font-name="Arial2" fo:language="bg" fo:country="BG" fo:font-weight="bold" officeooo:rsid="0051b7c3"/>
    </style:style>
    <style:style style:name="P21" style:family="paragraph" style:parent-style-name="Table_20_Contents">
      <style:text-properties style:font-name="Arial2" fo:language="bg" fo:country="BG" fo:font-weight="bold" officeooo:rsid="004efbc1" officeooo:paragraph-rsid="004efbc1"/>
    </style:style>
    <style:style style:name="P22" style:family="paragraph" style:parent-style-name="Table_20_Contents">
      <style:text-properties style:font-name="Arial2" fo:language="bg" fo:country="BG" officeooo:paragraph-rsid="0013efc4"/>
    </style:style>
    <style:style style:name="P23" style:family="paragraph" style:parent-style-name="Table_20_Contents">
      <style:text-properties style:font-name="Arial2" fo:language="bg" fo:country="BG" officeooo:paragraph-rsid="002e8d3a"/>
    </style:style>
    <style:style style:name="P24" style:family="paragraph" style:parent-style-name="Table_20_Contents">
      <style:text-properties style:font-name="Arial2" fo:language="bg" fo:country="BG" officeooo:paragraph-rsid="004efbc1"/>
    </style:style>
    <style:style style:name="P25" style:family="paragraph" style:parent-style-name="Table_20_Contents">
      <style:text-properties style:font-name="Arial2" fo:language="bg" fo:country="BG" officeooo:paragraph-rsid="00763bef"/>
    </style:style>
    <style:style style:name="P26" style:family="paragraph" style:parent-style-name="Table_20_Contents">
      <style:text-properties officeooo:paragraph-rsid="0013efc4"/>
    </style:style>
    <style:style style:name="P27" style:family="paragraph" style:parent-style-name="Table_20_Contents">
      <style:text-properties officeooo:paragraph-rsid="0041af0f"/>
    </style:style>
    <style:style style:name="P28" style:family="paragraph" style:parent-style-name="Table_20_Contents">
      <style:text-properties officeooo:paragraph-rsid="004efbc1"/>
    </style:style>
    <style:style style:name="P29" style:family="paragraph" style:parent-style-name="Table_20_Contents">
      <style:text-properties officeooo:paragraph-rsid="00548399"/>
    </style:style>
    <style:style style:name="P30" style:family="paragraph" style:parent-style-name="Table_20_Contents">
      <style:text-properties officeooo:paragraph-rsid="005b0afa"/>
    </style:style>
    <style:style style:name="P31" style:family="paragraph" style:parent-style-name="Table_20_Contents">
      <style:text-properties officeooo:paragraph-rsid="005fc665"/>
    </style:style>
    <style:style style:name="P32" style:family="paragraph" style:parent-style-name="Table_20_Contents">
      <style:text-properties officeooo:paragraph-rsid="00763bef"/>
    </style:style>
    <style:style style:name="P33" style:family="paragraph" style:parent-style-name="Text_20_body">
      <style:text-properties style:font-name="Arial2"/>
    </style:style>
    <style:style style:name="P34" style:family="paragraph" style:parent-style-name="Text_20_body">
      <style:text-properties style:font-name="Arial2" fo:language="bg" fo:country="BG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36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7ba4cc"/>
    </style:style>
    <style:style style:name="P37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13efc4"/>
    </style:style>
    <style:style style:name="P38" style:family="paragraph" style:parent-style-name="Table_20_Contents_20__28_user_29_">
      <style:paragraph-properties style:snap-to-layout-grid="false"/>
      <style:text-properties style:font-name="Arial2" officeooo:paragraph-rsid="001ea3f4" style:font-name-complex="Arial2"/>
    </style:style>
    <style:style style:name="P39" style:family="paragraph" style:parent-style-name="Table_20_Contents_20__28_user_29_">
      <style:paragraph-properties style:snap-to-layout-grid="false"/>
      <style:text-properties style:font-name="Arial2" officeooo:paragraph-rsid="001ea3f4"/>
    </style:style>
    <style:style style:name="P40" style:family="paragraph" style:parent-style-name="Table_20_Contents_20__28_user_29_">
      <style:paragraph-properties style:snap-to-layout-grid="false"/>
      <style:text-properties style:font-name="Arial2" fo:language="bg" fo:country="BG" officeooo:rsid="0013efc4" officeooo:paragraph-rsid="0013efc4"/>
    </style:style>
    <style:style style:name="P41" style:family="paragraph" style:parent-style-name="Table_20_Contents_20__28_user_29_">
      <style:paragraph-properties style:snap-to-layout-grid="false"/>
      <style:text-properties style:font-name="Arial2" fo:language="bg" fo:country="BG" officeooo:rsid="0013efc4" officeooo:paragraph-rsid="00763bef"/>
    </style:style>
    <style:style style:name="P42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8f3e4"/>
    </style:style>
    <style:style style:name="P43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ea3f4"/>
    </style:style>
    <style:style style:name="P44" style:family="paragraph" style:parent-style-name="Table_20_Contents_20__28_user_29_">
      <style:paragraph-properties style:snap-to-layout-grid="false"/>
      <style:text-properties style:font-name="Arial2" fo:language="bg" fo:country="BG" officeooo:paragraph-rsid="0018f3e4"/>
    </style:style>
    <style:style style:name="P45" style:family="paragraph" style:parent-style-name="Table_20_Contents_20__28_user_29_">
      <style:paragraph-properties style:snap-to-layout-grid="false"/>
      <style:text-properties style:font-name="Arial2" fo:language="bg" fo:country="BG" officeooo:paragraph-rsid="001ea3f4"/>
    </style:style>
    <style:style style:name="P46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18f3e4"/>
    </style:style>
    <style:style style:name="P47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2e8d3a"/>
    </style:style>
    <style:style style:name="P48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/>
    </style:style>
    <style:style style:name="P49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 style:font-name-complex="Arial2"/>
    </style:style>
    <style:style style:name="P50" style:family="paragraph" style:parent-style-name="Table_20_Contents_20__28_user_29_">
      <style:paragraph-properties style:snap-to-layout-grid="false"/>
      <style:text-properties officeooo:paragraph-rsid="0018f3e4"/>
    </style:style>
    <style:style style:name="P51" style:family="paragraph" style:parent-style-name="Table_20_Contents_20__28_user_29_">
      <style:paragraph-properties style:snap-to-layout-grid="false"/>
      <style:text-properties officeooo:paragraph-rsid="001ea3f4"/>
    </style:style>
    <style:style style:name="P52" style:family="paragraph" style:parent-style-name="Table_20_Contents_20__28_user_29_">
      <style:text-properties officeooo:paragraph-rsid="0018f3e4"/>
    </style:style>
    <style:style style:name="P53" style:family="paragraph" style:parent-style-name="Sender">
      <style:text-properties style:font-name="Arial2" fo:language="bg" fo:country="BG" fo:font-style="italic" style:font-style-asian="italic" style:font-style-complex="italic"/>
    </style:style>
    <style:style style:name="P54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2c3ae5"/>
    </style:style>
    <style:style style:name="P55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56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6e3fd4"/>
    </style:style>
    <style:style style:name="P57" style:family="paragraph" style:parent-style-name="Standard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P58" style:family="paragraph" style:parent-style-name="Standard">
      <style:text-properties style:font-name="Arial2" fo:language="bg" fo:country="BG"/>
    </style:style>
    <style:style style:name="P59" style:family="paragraph" style:parent-style-name="Standard">
      <style:text-properties fo:language="bg" fo:country="BG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style:font-name="Arial2"/>
    </style:style>
    <style:style style:name="P61" style:family="paragraph" style:parent-style-name="Heading_20_1">
      <style:paragraph-properties fo:text-align="center" style:justify-single-word="false"/>
      <style:text-properties style:font-name="Arial2" fo:language="bg" fo:country="BG"/>
    </style:style>
    <style:style style:name="P62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/>
    </style:style>
    <style:style style:name="P63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officeooo:paragraph-rsid="004efbc1"/>
    </style:style>
    <style:style style:name="P64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Heading_20_3">
      <style:text-properties style:font-name="Arial2" fo:language="bg" fo:country="BG"/>
    </style:style>
    <style:style style:name="P66" style:family="paragraph" style:parent-style-name="Heading_20_3">
      <style:text-properties style:font-name="Arial2" fo:language="bg" fo:country="BG" officeooo:paragraph-rsid="0044a1e4"/>
    </style:style>
    <style:style style:name="P67" style:family="paragraph" style:parent-style-name="Heading_20_3">
      <style:text-properties style:font-name="Arial2" fo:language="bg" fo:country="BG" officeooo:rsid="002aa9d6" officeooo:paragraph-rsid="002aa9d6"/>
    </style:style>
    <style:style style:name="P68" style:family="paragraph" style:parent-style-name="Heading_20_3">
      <style:text-properties style:font-name="Arial2" fo:language="bg" fo:country="BG" officeooo:rsid="000fb226" officeooo:paragraph-rsid="000fb226"/>
    </style:style>
    <style:style style:name="P69" style:family="paragraph" style:parent-style-name="Heading_20_3">
      <style:text-properties style:font-name="Arial2" fo:language="bg" fo:country="BG" officeooo:rsid="00548399" officeooo:paragraph-rsid="00548399"/>
    </style:style>
    <style:style style:name="P70" style:family="paragraph" style:parent-style-name="Heading_20_3">
      <style:text-properties style:font-name="Arial2" fo:language="bg" fo:country="BG" officeooo:paragraph-rsid="00548399"/>
    </style:style>
    <style:style style:name="P7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13efc4" officeooo:paragraph-rsid="00763bef"/>
    </style:style>
    <style:style style:name="P72" style:family="paragraph" style:parent-style-name="Heading_20_3">
      <style:text-properties style:font-name="Arial2" fo:language="bg" fo:country="BG" officeooo:paragraph-rsid="0013efc4"/>
    </style:style>
    <style:style style:name="P73" style:family="paragraph" style:parent-style-name="Heading_20_3">
      <style:text-properties style:font-name="Arial2" fo:language="bg" fo:country="BG" officeooo:paragraph-rsid="002e8d3a"/>
    </style:style>
    <style:style style:name="P7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2bfd58" officeooo:paragraph-rsid="0018f3e4"/>
    </style:style>
    <style:style style:name="P75" style:family="paragraph" style:parent-style-name="Heading_20_3">
      <style:text-properties style:font-name="Arial2" fo:language="bg" fo:country="BG" officeooo:rsid="007d718b" officeooo:paragraph-rsid="007d718b"/>
    </style:style>
    <style:style style:name="P76" style:family="paragraph" style:parent-style-name="Heading_20_3">
      <style:text-properties fo:language="bg" fo:country="BG"/>
    </style:style>
    <style:style style:name="P77" style:family="paragraph" style:parent-style-name="Heading_20_3">
      <style:text-properties fo:language="bg" fo:country="BG" officeooo:paragraph-rsid="005fc665"/>
    </style:style>
    <style:style style:name="P78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79" style:family="paragraph" style:parent-style-name="Heading_20_3">
      <style:text-properties fo:language="bg" fo:country="BG" officeooo:paragraph-rsid="002e8d3a"/>
    </style:style>
    <style:style style:name="P80" style:family="paragraph" style:parent-style-name="Standard">
      <style:text-properties style:font-name="Arial2" fo:language="bg" fo:country="BG"/>
    </style:style>
    <style:style style:name="P81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82" style:family="paragraph" style:parent-style-name="Text_20_body">
      <style:text-properties officeooo:paragraph-rsid="007d718b"/>
    </style:style>
    <style:style style:name="P83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0fb226"/>
    </style:style>
    <style:style style:name="P84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officeooo:paragraph-rsid="0010d852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/>
    </style:style>
    <style:style style:name="T8" style:family="text">
      <style:text-properties fo:language="bg" fo:country="BG" fo:font-weight="bold" style:font-weight-asian="bold" style:font-weight-complex="bold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2"/>
    </style:style>
    <style:style style:name="T12" style:family="text">
      <style:text-properties style:font-name="Arial2" fo:language="bg" fo:country="BG"/>
    </style:style>
    <style:style style:name="T13" style:family="text">
      <style:text-properties style:font-name="Arial2" fo:language="bg" fo:country="BG" fo:font-weight="bold"/>
    </style:style>
    <style:style style:name="T14" style:family="text">
      <style:text-properties style:font-name="Arial2" fo:language="bg" fo:country="BG" officeooo:rsid="002bfd58"/>
    </style:style>
    <style:style style:name="T15" style:family="text">
      <style:text-properties style:font-name="Arial2" fo:language="bg" fo:country="BG" officeooo:rsid="001aa35c"/>
    </style:style>
    <style:style style:name="T16" style:family="text">
      <style:text-properties style:font-name="Arial2" fo:language="bg" fo:country="BG" officeooo:rsid="001ea3f4"/>
    </style:style>
    <style:style style:name="T17" style:family="text">
      <style:text-properties style:font-name="Arial2" fo:language="bg" fo:country="BG" officeooo:rsid="002ba52b"/>
    </style:style>
    <style:style style:name="T18" style:family="text">
      <style:text-properties style:font-name="Arial2" fo:language="bg" fo:country="BG" officeooo:rsid="002c3ae5"/>
    </style:style>
    <style:style style:name="T19" style:family="text">
      <style:text-properties style:font-name="Arial2" fo:language="bg" fo:country="BG" fo:font-style="italic" officeooo:rsid="002214ce" style:font-style-asian="italic" style:font-style-complex="italic"/>
    </style:style>
    <style:style style:name="T20" style:family="text">
      <style:text-properties style:font-name="Arial2" fo:language="bg" fo:country="BG" fo:font-style="italic" officeooo:rsid="00271f67" style:font-style-asian="italic" style:font-style-complex="italic"/>
    </style:style>
    <style:style style:name="T21" style:family="text">
      <style:text-properties style:font-name="Arial2" fo:language="bg" fo:country="BG" fo:font-style="italic" officeooo:rsid="00235273" style:font-style-asian="italic" style:font-style-complex="italic"/>
    </style:style>
    <style:style style:name="T22" style:family="text">
      <style:text-properties style:font-name="Arial2" fo:language="bg" fo:country="BG" fo:font-style="italic" officeooo:rsid="007ba4cc" style:font-style-asian="italic" style:font-style-complex="italic"/>
    </style:style>
    <style:style style:name="T23" style:family="text">
      <style:text-properties style:font-name="Arial2" fo:language="bg" fo:country="BG" officeooo:rsid="0041af0f"/>
    </style:style>
    <style:style style:name="T24" style:family="text">
      <style:text-properties style:font-name="Arial2" fo:language="bg" fo:country="BG" officeooo:rsid="0062b3c6"/>
    </style:style>
    <style:style style:name="T25" style:family="text">
      <style:text-properties style:font-name="Arial2" fo:language="bg" fo:country="BG" officeooo:rsid="006d1409"/>
    </style:style>
    <style:style style:name="T26" style:family="text">
      <style:text-properties style:font-name="Arial2" fo:language="bg" fo:country="BG" officeooo:rsid="007d718b"/>
    </style:style>
    <style:style style:name="T27" style:family="text">
      <style:text-properties style:font-name="Arial2" fo:language="bg" fo:country="BG" officeooo:rsid="00100873"/>
    </style:style>
    <style:style style:name="T28" style:family="text">
      <style:text-properties style:font-name="Arial2" officeooo:rsid="0013efc4"/>
    </style:style>
    <style:style style:name="T29" style:family="text">
      <style:text-properties style:font-name="Arial2" officeooo:rsid="0005746f"/>
    </style:style>
    <style:style style:name="T30" style:family="text">
      <style:text-properties style:font-name="Arial2" fo:font-size="14pt" fo:font-weight="bold" officeooo:rsid="005fc665" style:font-name-asian="Lucida Sans Unicode" style:font-size-asian="14pt" style:font-weight-asian="bold" style:font-name-complex="Tahoma" style:font-size-complex="14pt" style:font-weight-complex="bold"/>
    </style:style>
    <style:style style:name="T31" style:family="text">
      <style:text-properties style:font-name="Arial2" fo:font-size="14pt" fo:font-weight="bold" officeooo:rsid="00548399" style:font-name-asian="Lucida Sans Unicode" style:font-size-asian="14pt" style:font-weight-asian="bold" style:font-name-complex="Tahoma" style:font-size-complex="14pt" style:font-weight-complex="bold"/>
    </style:style>
    <style:style style:name="T32" style:family="text">
      <style:text-properties style:font-name="Arial2" fo:font-size="14pt" fo:font-weight="bold" officeooo:rsid="00645aca" style:font-name-asian="Lucida Sans Unicode" style:font-size-asian="14pt" style:font-weight-asian="bold" style:font-name-complex="Tahoma" style:font-size-complex="14pt" style:font-weight-complex="bold"/>
    </style:style>
    <style:style style:name="T33" style:family="text">
      <style:text-properties style:font-name="Arial2" fo:font-size="14pt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4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5" style:family="text">
      <style:text-properties style:font-name="Arial2" fo:font-size="14pt" fo:font-weight="bold" officeooo:rsid="007774ba" style:font-name-asian="Lucida Sans Unicode" style:font-size-asian="14pt" style:font-weight-asian="bold" style:font-name-complex="Tahoma" style:font-size-complex="14pt" style:font-weight-complex="bold"/>
    </style:style>
    <style:style style:name="T36" style:family="text">
      <style:text-properties style:font-name="Arial2" fo:font-size="14pt" fo:font-weight="bold" officeooo:rsid="0078f846" style:font-name-asian="Lucida Sans Unicode" style:font-size-asian="14pt" style:font-weight-asian="bold" style:font-name-complex="Tahoma" style:font-size-complex="14pt" style:font-weight-complex="bold"/>
    </style:style>
    <style:style style:name="T37" style:family="text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T38" style:family="text">
      <style:text-properties style:font-name="Arial2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9" style:family="text">
      <style:text-properties style:font-name="Arial2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40" style:family="text">
      <style:text-properties style:font-name="Arial2" fo:language="en" fo:country="US"/>
    </style:style>
    <style:style style:name="T41" style:family="text">
      <style:text-properties style:font-name="Arial2" fo:language="en" fo:country="US" officeooo:rsid="006c618c"/>
    </style:style>
    <style:style style:name="T42" style:family="text">
      <style:text-properties style:font-name="Arial2" fo:language="en" fo:country="US" officeooo:rsid="006d1409"/>
    </style:style>
    <style:style style:name="T43" style:family="text">
      <style:text-properties style:font-name="Arial2" fo:language="en" fo:country="US" fo:font-style="italic" officeooo:rsid="007ba4cc" style:font-style-asian="italic" style:font-style-complex="italic"/>
    </style:style>
    <style:style style:name="T44" style:family="text">
      <style:text-properties style:font-name="Arial2" fo:language="en" fo:country="US" officeooo:rsid="007d012f"/>
    </style:style>
    <style:style style:name="T45" style:family="text">
      <style:text-properties style:font-name="Arial2" officeooo:rsid="00548399"/>
    </style:style>
    <style:style style:name="T46" style:family="text">
      <style:text-properties style:font-name="Arial2" officeooo:rsid="00389a3e"/>
    </style:style>
    <style:style style:name="T47" style:family="text">
      <style:text-properties fo:font-weight="bold" officeooo:rsid="00389a3e" style:font-weight-asian="bold" style:font-weight-complex="bold"/>
    </style:style>
    <style:style style:name="T48" style:family="text">
      <style:text-properties officeooo:rsid="000d4abb"/>
    </style:style>
    <style:style style:name="T49" style:family="text">
      <style:text-properties officeooo:rsid="00296815"/>
    </style:style>
    <style:style style:name="T50" style:family="text">
      <style:text-properties officeooo:rsid="0005746f"/>
    </style:style>
    <style:style style:name="T51" style:family="text">
      <style:text-properties officeooo:rsid="0010d852"/>
    </style:style>
    <style:style style:name="T52" style:family="text">
      <style:text-properties officeooo:rsid="0013efc4"/>
    </style:style>
    <style:style style:name="T53" style:family="text">
      <style:text-properties officeooo:rsid="00149e5d"/>
    </style:style>
    <style:style style:name="T54" style:family="text">
      <style:text-properties officeooo:rsid="00165fcd"/>
    </style:style>
    <style:style style:name="T55" style:family="text">
      <style:text-properties officeooo:rsid="00172f72"/>
    </style:style>
    <style:style style:name="T56" style:family="text">
      <style:text-properties style:use-window-font-color="true" loext:opacity="0%" style:font-name="Arial2" fo:language="bg" fo:country="BG" style:text-underline-style="none" officeooo:rsid="002bfd58"/>
    </style:style>
    <style:style style:name="T57" style:family="text">
      <style:text-properties officeooo:rsid="0018f3e4"/>
    </style:style>
    <style:style style:name="T58" style:family="text">
      <style:text-properties officeooo:rsid="001aa35c"/>
    </style:style>
    <style:style style:name="T59" style:family="text">
      <style:text-properties officeooo:rsid="001c4ee4"/>
    </style:style>
    <style:style style:name="T60" style:family="text">
      <style:text-properties officeooo:rsid="001ea3f4"/>
    </style:style>
    <style:style style:name="T61" style:family="text">
      <style:text-properties officeooo:rsid="00240aff"/>
    </style:style>
    <style:style style:name="T62" style:family="text">
      <style:text-properties officeooo:rsid="002c3ae5"/>
    </style:style>
    <style:style style:name="T63" style:family="text">
      <style:text-properties officeooo:rsid="002e0d89"/>
    </style:style>
    <style:style style:name="T64" style:family="text">
      <style:text-properties officeooo:rsid="002e8d3a"/>
    </style:style>
    <style:style style:name="T65" style:family="text">
      <style:text-properties fo:language="en" fo:country="US" officeooo:rsid="00713439"/>
    </style:style>
    <style:style style:name="T66" style:family="text">
      <style:text-properties officeooo:rsid="00363aec"/>
    </style:style>
    <style:style style:name="T67" style:family="text">
      <style:text-properties officeooo:rsid="0037be8d"/>
    </style:style>
    <style:style style:name="T68" style:family="text">
      <style:text-properties officeooo:rsid="00395c2a"/>
    </style:style>
    <style:style style:name="T69" style:family="text">
      <style:text-properties officeooo:rsid="0041af0f"/>
    </style:style>
    <style:style style:name="T70" style:family="text">
      <style:text-properties officeooo:rsid="004208ab"/>
    </style:style>
    <style:style style:name="T71" style:family="text">
      <style:text-properties officeooo:rsid="00426c7f"/>
    </style:style>
    <style:style style:name="T72" style:family="text">
      <style:text-properties officeooo:rsid="0048de03"/>
    </style:style>
    <style:style style:name="T73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74" style:family="text">
      <style:text-properties officeooo:rsid="004efbc1"/>
    </style:style>
    <style:style style:name="T75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6" style:family="text">
      <style:text-properties style:font-name="Arial1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7" style:family="text">
      <style:text-properties officeooo:rsid="004f6544"/>
    </style:style>
    <style:style style:name="T78" style:family="text">
      <style:text-properties officeooo:rsid="00539098"/>
    </style:style>
    <style:style style:name="T79" style:family="text">
      <style:text-properties officeooo:rsid="00542914"/>
    </style:style>
    <style:style style:name="T80" style:family="text">
      <style:text-properties officeooo:rsid="00389a3e"/>
    </style:style>
    <style:style style:name="T81" style:family="text">
      <style:text-properties officeooo:rsid="005817b8"/>
    </style:style>
    <style:style style:name="T82" style:family="text">
      <style:text-properties officeooo:rsid="00403f18"/>
    </style:style>
    <style:style style:name="T83" style:family="text">
      <style:text-properties officeooo:rsid="004c999d"/>
    </style:style>
    <style:style style:name="T84" style:family="text">
      <style:text-properties fo:font-weight="normal" officeooo:rsid="0031a90d" style:font-weight-asian="normal" style:font-weight-complex="normal"/>
    </style:style>
    <style:style style:name="T85" style:family="text">
      <style:text-properties officeooo:rsid="004b75db"/>
    </style:style>
    <style:style style:name="T86" style:family="text">
      <style:text-properties officeooo:rsid="00713439"/>
    </style:style>
    <style:style style:name="T87" style:family="text">
      <style:text-properties officeooo:rsid="007558fd"/>
    </style:style>
    <style:style style:name="T88" style:family="text">
      <style:text-properties fo:font-size="14pt" fo:font-weight="bold" officeooo:rsid="00763bef" style:font-name-asian="Lucida Sans Unicode" style:font-size-asian="14pt" style:font-weight-asian="bold" style:font-name-complex="Tahoma" style:font-size-complex="14pt" style:font-weight-complex="bold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Автобиография на Георги <text:span text:style-name="T70">Д. </text:span>Сотиров</text:h>
      <text:h text:style-name="P62" text:outline-level="2">Информация за <text:span text:style-name="T67">връзка</text:span><text:tab/></text:h>
      <table:table table:name="ContactInfo" table:style-name="ContactInfo">
        <table:table-column table:style-name="ContactInfo.A"/>
        <table:table-column table:style-name="ContactInfo.B"/>
        <table:table-row table:style-name="TableLine2751336199328">
          <table:table-cell table:style-name="ContactInfo.A1" office:value-type="string">
            <text:p text:style-name="P4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 table:style-name="TableLine2751336194976">
          <table:table-cell table:style-name="ContactInfo.A1" office:value-type="string">
            <text:p text:style-name="P4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 table:style-name="TableLine2751336195248">
          <table:table-cell table:style-name="ContactInfo.A1" office:value-type="string">
            <text:p text:style-name="P4">Текущ адрес:</text:p>
          </table:table-cell>
          <table:table-cell table:style-name="ContactInfo.B1" office:value-type="string">
            <text:p text:style-name="P53">17<text:span text:style-name="T48">15</text:span> София<text:line-break/><text:span text:style-name="T48">Район </text:span>Младост</text:p>
          </table:table-cell>
        </table:table-row>
        <table:table-row table:style-name="TableLine2751336195520">
          <table:table-cell table:style-name="ContactInfo.A1" office:value-type="string">
            <text:p text:style-name="P4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 table:style-name="TableLine2751336194160">
          <table:table-cell table:style-name="ContactInfo.A1" office:value-type="string">
            <text:p text:style-name="P4">Е-поща:</text:p>
          </table:table-cell>
          <table:table-cell table:style-name="ContactInfo.B1" office:value-type="string">
            <text:p text:style-name="P30"><text:a xlink:type="simple" xlink:href="mailto:gdsotirov@gmail.com" text:style-name="Internet_20_link" text:visited-style-name="Visited_20_Internet_20_Link"><text:span text:style-name="Internet_20_link"><text:span text:style-name="T1">gdsotirov@gmail.com</text:span></text:span></text:a></text:p>
          </table:table-cell>
        </table:table-row>
        <table:table-row table:style-name="TableLine2751336195792">
          <table:table-cell table:style-name="ContactInfo.A1" office:value-type="string">
            <text:p text:style-name="P4">Предпоч<text:span text:style-name="T68">итан</text:span><text:span text:style-name="T87">ие</text:span> за връзка:</text:p>
          </table:table-cell>
          <table:table-cell table:style-name="ContactInfo.B1" office:value-type="string">
            <text:p text:style-name="P11">Личен мобилен</text:p>
          </table:table-cell>
        </table:table-row>
      </table:table>
      <text:h text:style-name="P62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 table:style-name="TableLine2751336194432">
          <table:table-cell table:style-name="PersonalINfo.A1" office:value-type="string">
            <text:p text:style-name="P4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 table:style-name="TableLine2751336191168">
          <table:table-cell table:style-name="PersonalINfo.A1" office:value-type="string">
            <text:p text:style-name="P4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 table:style-name="TableLine2751336194704">
          <table:table-cell table:style-name="PersonalINfo.A1" office:value-type="string">
            <text:p text:style-name="P4"><text:span text:style-name="T66">Предпочитан тип заетост</text:span>:</text:p>
          </table:table-cell>
          <table:table-cell table:style-name="PersonalINfo.B1" office:value-type="string">
            <text:p text:style-name="P2"><text:span text:style-name="T48">П</text:span>ълен работен ден</text:p>
          </table:table-cell>
        </table:table-row>
        <table:table-row table:style-name="TableLine2751336199872">
          <table:table-cell table:style-name="PersonalINfo.A1" office:value-type="string">
            <text:p text:style-name="P4">Шофьорска книжка:</text:p>
          </table:table-cell>
          <table:table-cell table:style-name="PersonalINfo.B1" office:value-type="string">
            <text:p text:style-name="P12">Да, действащ шофьор</text:p>
          </table:table-cell>
        </table:table-row>
        <table:table-row table:style-name="TableLine2751336197424">
          <table:table-cell table:style-name="PersonalINfo.A1" office:value-type="string">
            <text:p text:style-name="P4">Възможност за работа в чужбина: </text:p>
          </table:table-cell>
          <table:table-cell table:style-name="PersonalINfo.B1" office:value-type="string">
            <text:p text:style-name="P12">Да, без ограничения</text:p>
          </table:table-cell>
        </table:table-row>
      </table:table>
      <text:h text:style-name="P62" text:outline-level="2">Образование<text:tab/></text:h>
      <text:h text:style-name="P65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 table:style-name="TableLine2751336185728"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27"><text:a xlink:type="simple" xlink:href="https://nbu.bg/" text:style-name="Internet_20_link" text:visited-style-name="Visited_20_Internet_20_Link"><text:span text:style-name="Internet_20_link"><text:span text:style-name="T23">Нов Български Университет</text:span></text:span></text:a></text:p>
          </table:table-cell>
        </table:table-row>
        <table:table-row table:style-name="TableLine2751336188176"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27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2">Факултет за дистанционно, електронно и продължаващо обучение</text:span></text:span></text:a></text:p>
          </table:table-cell>
        </table:table-row>
        <table:table-row table:style-name="TableLine2751336196064"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 table:style-name="TableLine2751336198240"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3">Магистър <text:span text:style-name="T71">по бизнес администрация (МБА)</text:span></text:p>
          </table:table-cell>
        </table:table-row>
        <table:table-row table:style-name="TableLine2751336191712">
          <table:table-cell table:style-name="Таблица5.A1" office:value-type="string">
            <text:p text:style-name="P5"><text:span text:style-name="T61">Местоположение</text:span>:</text:p>
          </table:table-cell>
          <table:table-cell table:style-name="Таблица5.B1" office:value-type="string">
            <text:p text:style-name="P13">София, България</text:p>
          </table:table-cell>
        </table:table-row>
        <table:table-row table:style-name="TableLine2751336189536"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3"><text:span text:style-name="T69">Октомври</text:span> <text:span text:style-name="T69">2012</text:span> <text:span text:style-name="T80">–</text:span> <text:span text:style-name="T69">Ноември</text:span> 20<text:span text:style-name="T69">17</text:span></text:p>
          </table:table-cell>
        </table:table-row>
      </table:table>
      <text:h text:style-name="P66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 table:style-name="TableLine2751336184912">
          <table:table-cell table:style-name="Education_5f_University.A1" office:value-type="string">
            <text:p text:style-name="P4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2">Технически Университет - София</text:span></text:span></text:a></text:p>
          </table:table-cell>
        </table:table-row>
        <table:table-row table:style-name="TableLine2751336199056">
          <table:table-cell table:style-name="Education_5f_University.A1" office:value-type="string">
            <text:p text:style-name="P4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2">Факултет Компютърни системи и управление, Катедра "Компютърни системи"</text:span></text:span></text:a></text:p>
          </table:table-cell>
        </table:table-row>
        <table:table-row table:style-name="TableLine2751336200416">
          <table:table-cell table:style-name="Education_5f_University.A1" office:value-type="string">
            <text:p text:style-name="P4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 table:style-name="TableLine2751336191440">
          <table:table-cell table:style-name="Education_5f_University.A1" office:value-type="string">
            <text:p text:style-name="P4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 table:style-name="TableLine2751336184368">
          <table:table-cell table:style-name="Education_5f_University.A1" office:value-type="string">
            <text:p text:style-name="P4"><text:span text:style-name="T61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 table:style-name="TableLine2751336191984">
          <table:table-cell table:style-name="Education_5f_University.A1" office:value-type="string">
            <text:p text:style-name="P4">Период:</text:p>
          </table:table-cell>
          <table:table-cell table:style-name="Education_5f_University.B1" office:value-type="string">
            <text:p text:style-name="P14">Септември 1998 <text:span text:style-name="T80">–</text:span> Юни 2002</text:p>
          </table:table-cell>
        </table:table-row>
      </table:table>
      <text:h text:style-name="P67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 table:style-name="TableLine2751336198512">
          <table:table-cell table:style-name="Education_5f_HighSchool.A1" office:value-type="string">
            <text:p text:style-name="P4">Име:</text:p>
          </table:table-cell>
          <table:table-cell table:style-name="Education_5f_HighSchool.B1" office:value-type="string">
            <text:p text:style-name="Table_20_Contents"><text:span text:style-name="ACRONYM"><text:span text:style-name="T18">ТМЕТ </text:span></text:span><text:span text:style-name="ACRONYM"><text:span text:style-name="T12">Акад.</text:span></text:span><text:span text:style-name="Q"><text:span text:style-name="T12"> </text:span></text:span><text:a xlink:type="simple" xlink:href="http://en.wikipedia.org/wiki/Sergei_Korolev" text:style-name="Internet_20_link" text:visited-style-name="Visited_20_Internet_20_Link"><text:span text:style-name="Internet_20_link"><text:span text:style-name="T1">С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П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Корольов</text:span></text:span></text:a></text:p>
          </table:table-cell>
        </table:table-row>
        <table:table-row table:style-name="TableLine2751336187632">
          <table:table-cell table:style-name="Education_5f_HighSchool.A1" office:value-type="string">
            <text:p text:style-name="P4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 table:style-name="TableLine2751336186816">
          <table:table-cell table:style-name="Education_5f_HighSchool.A1" office:value-type="string">
            <text:p text:style-name="P4"><text:span text:style-name="T61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 table:style-name="TableLine2751336187904">
          <table:table-cell table:style-name="Education_5f_HighSchool.A1" office:value-type="string">
            <text:p text:style-name="P4">Период:</text:p>
          </table:table-cell>
          <table:table-cell table:style-name="Education_5f_HighSchool.B1" office:value-type="string">
            <text:p text:style-name="P14">Септември 1994 <text:span text:style-name="T80">–</text:span> Май 1998</text:p>
          </table:table-cell>
        </table:table-row>
      </table:table>
      <text:p text:style-name="P59"/>
      <text:h text:style-name="P64" text:outline-level="2">Умения<text:tab/></text:h>
      <text:h text:style-name="P65" text:outline-level="3">Програмни езици</text:h>
      <text:p text:style-name="P54"><text:span text:style-name="T81">AWK, </text:span>C, C++, <text:span text:style-name="T82">Java, </text:span>JavaScript®, Pascal, Perl, PHP, <text:span text:style-name="T49">PL/SQL,</text:span> Shell</text:p>
      <text:h text:style-name="P68" text:outline-level="3">Езици за маркиране и стилове</text:h>
      <text:p text:style-name="P55">CSS, Markdown, (X)HTML, XML, XSL, YAML</text:p>
      <text:h text:style-name="P65" text:outline-level="3">Среди за разработка<text:span text:style-name="T65"> </text:span><text:span text:style-name="T86">и редактори</text:span></text:h>
      <text:p text:style-name="P56"><text:span text:style-name="T12">Borland® C++Builder™, Borland® Delphi™, Eclipse, GraphTalk™ Developer, KDevelop, Microsoft®</text:span><text:span text:style-name="T40"> </text:span><text:span text:style-name="T42">Visual</text:span><text:span text:style-name="T40"> </text:span><text:span text:style-name="T42">Studio</text:span><text:span text:style-name="T25">™</text:span><text:span text:style-name="T12">, </text:span><text:span text:style-name="T41">V</text:span><text:span text:style-name="T42">isual Studio</text:span><text:span text:style-name="T25">™</text:span><text:span text:style-name="T41"> Code, </text:span><text:span text:style-name="T44">VIM</text:span></text:p>
      <text:h text:style-name="P65" text:outline-level="3">Инструменти за разработка</text:h>
      <text:p text:style-name="P55">Bugzilla, JIRA</text:p>
      <text:p text:style-name="P55">CVS, Subversion, Mercurial (Hg), Git</text:p>
      <text:p text:style-name="P55">make, CMake</text:p>
      <text:h text:style-name="P75" text:outline-level="3">Разработка и операции</text:h>
      <text:p text:style-name="P82"><text:span text:style-name="T26">Ansible, Google Cloud SDK, HCL, Terraform </text:span></text:p>
      <text:h text:style-name="P65" text:outline-level="3">Бази данни и моделиране</text:h>
      <text:p text:style-name="P83"><text:span text:style-name="T12">SQL, MySQL, Oracle, </text:span>Cloud SQL for MySQL</text:p>
      <text:p text:style-name="P35">MySQL Workbench, <text:span text:style-name="T50">Oracle SQL Developer, PL/SQL Developer</text:span></text:p>
      <text:p text:style-name="P35">ProxySQL, Cloud SQL Proxy </text:p>
      <text:h text:style-name="P65" text:outline-level="3">Операционни системи</text:h>
      <text:p text:style-name="P55">Linux, Unix, Windows</text:p>
      <text:h text:style-name="P76" text:outline-level="3">Технологии за виртуализация</text:h>
      <text:p text:style-name="P84"><text:span text:style-name="T27">VMware, qemu, </text:span>Google Compute Engine</text:p>
      <text:h text:style-name="P65" text:outline-level="3">Интерфейси за връзка</text:h>
      <text:p text:style-name="P33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65" text:outline-level="3">Езици</text:h>
      <text:p text:style-name="P34">Български, Английски</text:p>
      <text:h text:style-name="P62" text:outline-level="2">Допълнителни квалификации<text:tab/></text:h>
      <text:h text:style-name="P77" text:outline-level="3"><text:span text:style-name="T30">Февруари</text:span><text:span text:style-name="T45"> 20</text:span><text:span text:style-name="T31">2</text:span><text:span text:style-name="T30">0 – </text:span><text:span text:style-name="T32">Февруари 2025</text:span></text:h>
      <table:table table:name="Таблица8" table:style-name="Таблица8">
        <table:table-column table:style-name="Таблица8.A"/>
        <table:table-column table:style-name="Таблица8.B"/>
        <table:table-row table:style-name="TableLine2751336192800">
          <table:table-cell table:style-name="Таблица8.A1" office:value-type="string">
            <text:p text:style-name="P6">Наименование:</text:p>
          </table:table-cell>
          <table:table-cell table:style-name="Таблица8.B1" office:value-type="string">
            <text:p text:style-name="P31"><text:span text:style-name="Strong_20_Emphasis"><text:span text:style-name="T12">LPIC-1: Linux Administrator</text:span></text:span></text:p>
          </table:table-cell>
        </table:table-row>
        <table:table-row table:style-name="TableLine2751336203408">
          <table:table-cell table:style-name="Таблица8.A1" office:value-type="string">
            <text:p text:style-name="P6"><text:span text:style-name="T51">Организация</text:span>:</text:p>
          </table:table-cell>
          <table:table-cell table:style-name="Таблица8.B1" office:value-type="string">
            <text:p text:style-name="P31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 table:style-name="TableLine2751336214832">
          <table:table-cell table:style-name="Таблица8.A1" office:value-type="string">
            <text:p text:style-name="P6">Описание:</text:p>
          </table:table-cell>
          <table:table-cell table:style-name="Таблица8.B1" office:value-type="string">
            <text:p text:style-name="P31"><text:span text:style-name="T12">LPIC-1 утвърждава способността на кандидата да изпълнява задачи по поддръжката на команден ред, да инсталира и настройва компютър работещ под </text:span><text:span text:style-name="T24">Линукс</text:span><text:span text:style-name="T12"> и да прави основна настройка на мрежи. Виж </text:span><text:a xlink:type="simple" xlink:href="https://www.lpi.org/our-certifications/lpic-1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 table:style-name="TableLine2751336207488">
          <table:table-cell table:style-name="Таблица8.A1" office:value-type="string">
            <text:p text:style-name="P15">Проверка</text:p>
          </table:table-cell>
          <table:table-cell table:style-name="Таблица8.B1" office:value-type="string">
            <text:p text:style-name="P31"><text:a xlink:type="simple" xlink:href="http://lpi.org/v/LPI000442041/fzawzmt2mx" text:style-name="Internet_20_link" text:visited-style-name="Visited_20_Internet_20_Link"><text:span text:style-name="T1">Виж</text:span></text:a></text:p>
          </table:table-cell>
        </table:table-row>
      </table:table>
      <text:h text:style-name="P69" text:outline-level="3"><text:soft-page-break/>Декември 2019</text:h>
      <table:table table:name="Таблица7" table:style-name="Таблица7">
        <table:table-column table:style-name="Таблица7.A"/>
        <table:table-column table:style-name="Таблица7.B"/>
        <table:table-row table:style-name="TableLine2751336184640">
          <table:table-cell table:style-name="Таблица7.A1" office:value-type="string">
            <text:p text:style-name="P7">Наименование:</text:p>
          </table:table-cell>
          <table:table-cell table:style-name="Таблица7.B1" office:value-type="string">
            <text:p text:style-name="P29"><text:span text:style-name="Strong_20_Emphasis"><text:span text:style-name="T12">LE-1: Linux Essentials</text:span></text:span></text:p>
          </table:table-cell>
        </table:table-row>
        <table:table-row table:style-name="TableLine2751336204496">
          <table:table-cell table:style-name="Таблица7.A1" office:value-type="string">
            <text:p text:style-name="P7"><text:span text:style-name="T51">Организация</text:span>:</text:p>
          </table:table-cell>
          <table:table-cell table:style-name="Таблица7.B1" office:value-type="string">
            <text:p text:style-name="P29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 table:style-name="TableLine2751336208848">
          <table:table-cell table:style-name="Таблица7.A1" office:value-type="string">
            <text:p text:style-name="P7">Описание:</text:p>
          </table:table-cell>
          <table:table-cell table:style-name="Таблица7.B1" office:value-type="string">
            <text:p text:style-name="P29"><text:span text:style-name="T12">Сертификата утвърждава демонстрирано разбиране на основни понятия и съставните части на Линукс операционната система. Виж </text:span><text:a xlink:type="simple" xlink:href="https://www.lpi.org/our-certifications/linux-essentials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 table:style-name="TableLine2751336210752">
          <table:table-cell table:style-name="Таблица7.A1" office:value-type="string">
            <text:p text:style-name="P16">Проверка</text:p>
          </table:table-cell>
          <table:table-cell table:style-name="Таблица7.B1" office:value-type="string">
            <text:p text:style-name="P29"><text:a xlink:type="simple" xlink:href="http://lpi.org/v/LPI000442041/6da6dfnvpc" text:style-name="Internet_20_link" text:visited-style-name="Visited_20_Internet_20_Link"><text:span text:style-name="T1">Виж</text:span></text:a></text:p>
          </table:table-cell>
        </table:table-row>
      </table:table>
      <text:h text:style-name="P70" text:outline-level="3">Юли 2003 <text:span text:style-name="T83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 table:style-name="TableLine2751336206128">
          <table:table-cell table:style-name="AdditionalQualifications.A1" office:value-type="string">
            <text:p text:style-name="P4">Наименование:</text:p>
          </table:table-cell>
          <table:table-cell table:style-name="AdditionalQualifications.B1" office:value-type="string">
            <text:p text:style-name="Table_20_Contents"><text:span text:style-name="T13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3">GraphTalk</text:span></text:span></text:a><text:span text:style-name="T13"> и </text:span><text:a xlink:type="simple" xlink:href="http://sotirov-bg.net/~gsotirov/glossary.bg.html#GTAIA" text:style-name="Internet_20_link" text:visited-style-name="Visited_20_Internet_20_Link"><text:span text:style-name="Internet_20_link"><text:span text:style-name="T13">A.I.A</text:span></text:span></text:a></text:p>
          </table:table-cell>
        </table:table-row>
        <table:table-row table:style-name="TableLine2751336215920">
          <table:table-cell table:style-name="AdditionalQualifications.A1" office:value-type="string">
            <text:p text:style-name="P4"><text:span text:style-name="T51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2">Computer Sciences Corporation</text:span></text:span></text:a></text:p>
          </table:table-cell>
        </table:table-row>
        <table:table-row table:style-name="TableLine2751336203680">
          <table:table-cell table:style-name="AdditionalQualifications.A1" office:value-type="string">
            <text:p text:style-name="P4">Описание:</text:p>
          </table:table-cell>
          <table:table-cell table:style-name="AdditionalQualifications.B1" office:value-type="string">
            <text:p text:style-name="Table_20_Contents"><text:span text:style-name="T12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 Developer</text:span></text:span></text:a><text:span text:style-name="T12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2">GraphTalk A.I.A</text:span></text:span></text:a><text:span text:style-name="T12">.</text:span></text:p>
          </table:table-cell>
        </table:table-row>
      </table:table>
      <text:h text:style-name="P62" text:outline-level="2">Трудов опит<text:tab/></text:h>
      <text:h text:style-name="P71" text:outline-level="3"><text:span text:style-name="T88">Август</text:span><text:bookmark-start text:name="Codix-DevM1"/> 20<text:span text:style-name="T88">20</text:span> – до сега<text:bookmark-end text:name="Codix-DevM1"/></text:h>
      <table:table table:name="Таблица9" table:style-name="Таблица9">
        <table:table-column table:style-name="Таблица9.A"/>
        <table:table-column table:style-name="Таблица9.B"/>
        <table:table-row table:style-name="TableLine2751336201232">
          <table:table-cell table:style-name="Таблица9.A1" office:value-type="string">
            <text:p text:style-name="P10">Длъжност:</text:p>
          </table:table-cell>
          <table:table-cell table:style-name="Таблица9.B1" office:value-type="string">
            <text:p text:style-name="P19"><text:span text:style-name="Strong_20_Emphasis">Системен архитект</text:span> </text:p>
          </table:table-cell>
        </table:table-row>
        <table:table-row table:style-name="TableLine2751336215104">
          <table:table-cell table:style-name="Таблица9.A1" office:value-type="string">
            <text:p text:style-name="P10"><text:span text:style-name="T10">Организация</text:span>:</text:p>
          </table:table-cell>
          <table:table-cell table:style-name="Таблица9.B1" office:value-type="string">
            <text:p text:style-name="P32"><text:a xlink:type="simple" xlink:href="https://siteground.com/" text:style-name="Internet_20_link" text:visited-style-name="Visited_20_Internet_20_Link"><text:span text:style-name="Internet_20_link"><text:span text:style-name="T12">Сайт Граунд Хостинг</text:span></text:span></text:a></text:p>
          </table:table-cell>
        </table:table-row>
        <table:table-row table:style-name="TableLine2751336206944">
          <table:table-cell table:style-name="Таблица9.A1" office:value-type="string">
            <text:p text:style-name="P10">Местоположение:</text:p>
          </table:table-cell>
          <table:table-cell table:style-name="Таблица9.B1" office:value-type="string">
            <text:p text:style-name="P25">София, България</text:p>
          </table:table-cell>
        </table:table-row>
        <table:table-row table:style-name="TableLine2751336201504">
          <table:table-cell table:style-name="Таблица9.A1" office:value-type="string">
            <text:p text:style-name="P10">Размер на екипа:</text:p>
          </table:table-cell>
          <table:table-cell table:style-name="Таблица9.B1" office:value-type="string">
            <text:p text:style-name="P25"><text:span text:style-name="T52">5</text:span><text:span text:style-name="T47">–</text:span><text:span text:style-name="T84">1</text:span><text:span text:style-name="T52">0</text:span> <text:span text:style-name="T52">човека</text:span></text:p>
          </table:table-cell>
        </table:table-row>
        <table:table-row table:style-name="TableLine2751336213200">
          <table:table-cell table:style-name="Таблица9.A1" office:value-type="string">
            <text:p text:style-name="P10">Задължения:</text:p>
          </table:table-cell>
          <table:table-cell table:style-name="Таблица9.B1" office:value-type="string">
            <text:p text:style-name="P41">Проектиране и разработка на облачни системи </text:p>
          </table:table-cell>
        </table:table-row>
      </table:table>
      <text:h text:style-name="P78" text:outline-level="3"><text:bookmark-start text:name="Codix-DevM"/><text:span text:style-name="T28">Октомври 2012 – </text:span><text:bookmark-end text:name="Codix-DevM"/><text:span text:style-name="T35">Юли 2020</text:span></text:h>
      <table:table table:name="Таблица4" table:style-name="Таблица4">
        <table:table-column table:style-name="Таблица4.A"/>
        <table:table-column table:style-name="Таблица4.B"/>
        <table:table-row table:style-name="TableLine2751336204224">
          <table:table-cell table:style-name="Таблица4.A1" office:value-type="string">
            <text:p text:style-name="P8">Длъжност:</text:p>
          </table:table-cell>
          <table:table-cell table:style-name="Таблица4.B1" office:value-type="string">
            <text:p text:style-name="P18">Мениджър софтуерна разработка</text:p>
          </table:table-cell>
        </table:table-row>
        <table:table-row table:style-name="TableLine2751336216736">
          <table:table-cell table:style-name="Таблица4.A1" office:value-type="string">
            <text:p text:style-name="P8"><text:span text:style-name="T10">Организация</text:span>:</text:p>
          </table:table-cell>
          <table:table-cell table:style-name="Таблица4.B1" office:value-type="string">
            <text:p text:style-name="P26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751336211024">
          <table:table-cell table:style-name="Таблица4.A1" office:value-type="string">
            <text:p text:style-name="P8">Местоположение:</text:p>
          </table:table-cell>
          <table:table-cell table:style-name="Таблица4.B1" office:value-type="string">
            <text:p text:style-name="P22">София, България</text:p>
          </table:table-cell>
        </table:table-row>
        <table:table-row table:style-name="TableLine2751336217552">
          <table:table-cell table:style-name="Таблица4.A1" office:value-type="string">
            <text:p text:style-name="P8">Размер на екипа:</text:p>
          </table:table-cell>
          <table:table-cell table:style-name="Таблица4.B1" office:value-type="string">
            <text:p text:style-name="P23"><text:span text:style-name="T52">5</text:span><text:span text:style-name="T47">–</text:span><text:span text:style-name="T84">1</text:span><text:span text:style-name="T52">0</text:span> <text:span text:style-name="T52">човека</text:span></text:p>
          </table:table-cell>
        </table:table-row>
        <table:table-row table:style-name="TableLine2751336204768">
          <table:table-cell table:style-name="Таблица4.A1" office:value-type="string">
            <text:p text:style-name="P8">Задължения:</text:p>
          </table:table-cell>
          <table:table-cell table:style-name="Таблица4.B1" office:value-type="string">
            <text:p text:style-name="P40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78" text:outline-level="3"><text:bookmark-start text:name="Codix-TL"/><text:span text:style-name="T28">Януари</text:span><text:span text:style-name="T29"> 2008 – </text:span><text:bookmark-end text:name="Codix-TL"/><text:span text:style-name="T36">Юли 2020</text:span>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2751336202592">
          <table:table-cell table:style-name="Таблица3.A1" office:value-type="string">
            <text:p text:style-name="P8">Длъжност:</text:p>
          </table:table-cell>
          <table:table-cell table:style-name="Таблица3.B1" office:value-type="string">
            <text:p text:style-name="P18">Ръководител екип <text:span text:style-name="T78">софтуерна разработка</text:span></text:p>
          </table:table-cell>
        </table:table-row>
        <table:table-row table:style-name="TableLine2751336214288">
          <table:table-cell table:style-name="Таблица3.A1" office:value-type="string">
            <text:p text:style-name="P8"><text:span text:style-name="T10">Организация</text:span>:</text:p>
          </table:table-cell>
          <table:table-cell table:style-name="Таблица3.B1" office:value-type="string">
            <text:p text:style-name="P26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751336212112">
          <table:table-cell table:style-name="Таблица3.A1" office:value-type="string">
            <text:p text:style-name="P8">Местоположение:</text:p>
          </table:table-cell>
          <table:table-cell table:style-name="Таблица3.B1" office:value-type="string">
            <text:p text:style-name="P22">София, България</text:p>
          </table:table-cell>
        </table:table-row>
        <table:table-row table:style-name="TableLine2751336215376">
          <table:table-cell table:style-name="Таблица3.A1" office:value-type="string">
            <text:p text:style-name="P8">Размер на екипа:</text:p>
          </table:table-cell>
          <table:table-cell table:style-name="Таблица3.B1" office:value-type="string">
            <text:p text:style-name="P23"><text:span text:style-name="T52">15–20</text:span> <text:span text:style-name="T52">човека</text:span></text:p>
          </table:table-cell>
        </table:table-row>
        <table:table-row table:style-name="TableLine2751336211296">
          <table:table-cell table:style-name="Таблица3.A1" office:value-type="string">
            <text:p text:style-name="P8">Задължения:</text:p>
          </table:table-cell>
          <table:table-cell table:style-name="Таблица3.B1" office:value-type="string">
            <text:p text:style-name="P40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72" text:outline-level="3"><text:bookmark-start text:name="Codix-CSQL"/>Декември 2006 – <text:span text:style-name="T52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2751336209120">
          <table:table-cell table:style-name="Таблица2.A1" office:value-type="string">
            <text:p text:style-name="P4">Длъжност:</text:p>
          </table:table-cell>
          <table:table-cell table:style-name="Таблица2.B1" office:value-type="string">
            <text:p text:style-name="P20">Софтуерен разработчик</text:p>
          </table:table-cell>
        </table:table-row>
        <table:table-row table:style-name="TableLine2751336212384">
          <table:table-cell table:style-name="Таблица2.A1" office:value-type="string">
            <text:p text:style-name="P4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751336217008">
          <table:table-cell table:style-name="Таблица2.A1" office:value-type="string">
            <text:p text:style-name="P4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 table:style-name="TableLine2751336202864">
          <table:table-cell table:style-name="Таблица2.A1" office:value-type="string">
            <text:p text:style-name="P4">Размер на екипа:</text:p>
          </table:table-cell>
          <table:table-cell table:style-name="Таблица2.B1" office:value-type="string">
            <text:p text:style-name="P23">5<text:span text:style-name="T80">–</text:span>10 <text:span text:style-name="T53">човека</text:span></text:p>
          </table:table-cell>
        </table:table-row>
        <text:soft-page-break/>
        <table:table-row table:style-name="TableLine2751336218096">
          <table:table-cell table:style-name="Таблица2.A1" office:value-type="string">
            <text:p text:style-name="P4">Задължения:</text:p>
          </table:table-cell>
          <table:table-cell table:style-name="Таблица2.B1" office:value-type="string">
            <text:p text:style-name="P37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65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751336213472">
          <table:table-cell table:style-name="Таблица1.A1" office:value-type="string">
            <text:p text:style-name="P4">Длъжност:</text:p>
          </table:table-cell>
          <table:table-cell table:style-name="Таблица1.B1" office:value-type="string">
            <text:p text:style-name="P17">Старши <text:span text:style-name="T79">п</text:span>рограмист</text:p>
          </table:table-cell>
        </table:table-row>
        <table:table-row table:style-name="TableLine2751336205584">
          <table:table-cell table:style-name="Таблица1.A1" office:value-type="string">
            <text:p text:style-name="P4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 table:style-name="TableLine2751336217280">
          <table:table-cell table:style-name="Таблица1.A1" office:value-type="string">
            <text:p text:style-name="P4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 table:style-name="TableLine2751336200960">
          <table:table-cell table:style-name="Таблица1.A1" office:value-type="string">
            <text:p text:style-name="P4">Размер на екипа:</text:p>
          </table:table-cell>
          <table:table-cell table:style-name="Таблица1.B1" office:value-type="string">
            <text:p text:style-name="P2">15 <text:span text:style-name="T53">човека</text:span></text:p>
          </table:table-cell>
        </table:table-row>
        <table:table-row table:style-name="TableLine2751336205312">
          <table:table-cell table:style-name="Таблица1.A1" office:value-type="string">
            <text:p text:style-name="P4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76" text:outline-level="3"><text:bookmark text:name="OBS"/><text:span text:style-name="T11">Юли 2003 – </text:span><text:span text:style-name="T33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 table:style-name="TableLine2751336205856">
          <table:table-cell table:style-name="EmploymentHistory3.A1" office:value-type="string">
            <text:p text:style-name="P4">Длъжност:</text:p>
          </table:table-cell>
          <table:table-cell table:style-name="EmploymentHistory3.B1" office:value-type="string">
            <text:p text:style-name="P17">Програмист</text:p>
          </table:table-cell>
        </table:table-row>
        <table:table-row table:style-name="TableLine2751336209936">
          <table:table-cell table:style-name="EmploymentHistory3.A1" office:value-type="string">
            <text:p text:style-name="P4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 table:style-name="TableLine2751336210480">
          <table:table-cell table:style-name="EmploymentHistory3.A1" office:value-type="string">
            <text:p text:style-name="P4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 table:style-name="TableLine2751336221360">
          <table:table-cell table:style-name="EmploymentHistory3.A1" office:value-type="string">
            <text:p text:style-name="P4">Размер на екипа:</text:p>
          </table:table-cell>
          <table:table-cell table:style-name="EmploymentHistory3.B1" office:value-type="string">
            <text:p text:style-name="P23">5<text:span text:style-name="T80">–</text:span>20 <text:span text:style-name="T53">човека</text:span></text:p>
          </table:table-cell>
        </table:table-row>
        <table:table-row table:style-name="TableLine2751336233600">
          <table:table-cell table:style-name="EmploymentHistory3.A1" office:value-type="string">
            <text:p text:style-name="P4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73" text:outline-level="3"><text:bookmark text:name="Xpeqt"/>Май 2002 <text:span text:style-name="T80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 table:style-name="TableLine2751336207760">
          <table:table-cell table:style-name="EmploymentHistory2.A1" office:value-type="string">
            <text:p text:style-name="P4">Длъжност:</text:p>
          </table:table-cell>
          <table:table-cell table:style-name="EmploymentHistory2.B1" office:value-type="string">
            <text:p text:style-name="P17">Програмист на C/C++</text:p>
          </table:table-cell>
        </table:table-row>
        <table:table-row table:style-name="TableLine2751336218368">
          <table:table-cell table:style-name="EmploymentHistory2.A1" office:value-type="string">
            <text:p text:style-name="P4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 table:style-name="TableLine2751336227888">
          <table:table-cell table:style-name="EmploymentHistory2.A1" office:value-type="string">
            <text:p text:style-name="P4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able:table-row table:style-name="TableLine2751336225440">
          <table:table-cell table:style-name="EmploymentHistory2.A1" office:value-type="string">
            <text:p text:style-name="P4">Размер на екипа:</text:p>
          </table:table-cell>
          <table:table-cell table:style-name="EmploymentHistory2.B1" office:value-type="string">
            <text:p text:style-name="P23">5 <text:span text:style-name="T54">човека</text:span></text:p>
          </table:table-cell>
        </table:table-row>
        <table:table-row table:style-name="TableLine2751336234416">
          <table:table-cell table:style-name="EmploymentHistory2.A1" office:value-type="string">
            <text:p text:style-name="P4">Задължения:</text:p>
          </table:table-cell>
          <table:table-cell table:style-name="EmploymentHistory2.B1" office:value-type="string">
            <text:p text:style-name="Table_20_Contents"><text:span text:style-name="T12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 устройства.</text:span></text:p>
          </table:table-cell>
        </table:table-row>
        <table:table-row table:style-name="TableLine2751336234144">
          <table:table-cell table:style-name="EmploymentHistory2.A1" office:value-type="string">
            <text:p text:style-name="P4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79" text:outline-level="3"><text:span text:style-name="T34">Април</text:span><text:span text:style-name="T11"> 2001 </text:span><text:span text:style-name="T46">–</text:span><text:span text:style-name="T11"> </text:span><text:span text:style-name="T34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 table:style-name="TableLine2751336221632">
          <table:table-cell table:style-name="Table1.A1" office:value-type="string">
            <text:p text:style-name="P4">Длъжност:</text:p>
          </table:table-cell>
          <table:table-cell table:style-name="Table1.B1" office:value-type="string">
            <text:p text:style-name="P17">Технически сътрудник</text:p>
          </table:table-cell>
        </table:table-row>
        <table:table-row table:style-name="TableLine2751336225712">
          <table:table-cell table:style-name="Table1.A1" office:value-type="string">
            <text:p text:style-name="P4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 table:style-name="TableLine2751336235232">
          <table:table-cell table:style-name="Table1.A1" office:value-type="string">
            <text:p text:style-name="P4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 table:style-name="TableLine2751336218640">
          <table:table-cell table:style-name="Table1.A1" office:value-type="string">
            <text:p text:style-name="P4">Размер на екипа:</text:p>
          </table:table-cell>
          <table:table-cell table:style-name="Table1.B1" office:value-type="string">
            <text:p text:style-name="P2">8 <text:span text:style-name="T54">човека</text:span></text:p>
          </table:table-cell>
        </table:table-row>
        <table:table-row table:style-name="TableLine2751336220816">
          <table:table-cell table:style-name="Table1.A1" office:value-type="string">
            <text:p text:style-name="P4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76" text:outline-level="3"><text:span text:style-name="T75">С</text:span><text:span text:style-name="T76">ептември</text:span> 200<text:span text:style-name="T74">0</text:span> <text:span text:style-name="T80">–</text:span> <text:span text:style-name="T75">Я</text:span><text:span text:style-name="T76">нуари</text:span> 200<text:span text:style-name="T74">1</text:span>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751336224352">
          <table:table-cell table:style-name="Таблица6.A1" office:value-type="string">
            <text:p text:style-name="P9">Длъжност:</text:p>
          </table:table-cell>
          <table:table-cell table:style-name="Таблица6.B1" office:value-type="string">
            <text:p text:style-name="P21">Системен администратор</text:p>
          </table:table-cell>
        </table:table-row>
        <table:table-row table:style-name="TableLine2751336220000">
          <table:table-cell table:style-name="Таблица6.A1" office:value-type="string">
            <text:p text:style-name="P9"><text:span text:style-name="T10">Организация</text:span>:</text:p>
          </table:table-cell>
          <table:table-cell table:style-name="Таблица6.B1" office:value-type="string">
            <text:p text:style-name="P28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 table:style-name="TableLine2751336225984">
          <table:table-cell table:style-name="Таблица6.A1" office:value-type="string">
            <text:p text:style-name="P9">Местоположение:</text:p>
          </table:table-cell>
          <table:table-cell table:style-name="Таблица6.B1" office:value-type="string">
            <text:p text:style-name="P24">София, България</text:p>
          </table:table-cell>
        </table:table-row>
        <table:table-row table:style-name="TableLine2751336220272">
          <table:table-cell table:style-name="Таблица6.A1" office:value-type="string">
            <text:p text:style-name="P9">Размер на екипа:</text:p>
          </table:table-cell>
          <table:table-cell table:style-name="Таблица6.B1" office:value-type="string">
            <text:p text:style-name="P24"><text:span text:style-name="T77">5</text:span> <text:span text:style-name="T54">човека</text:span></text:p>
          </table:table-cell>
        </table:table-row>
        <table:table-row table:style-name="TableLine2751336221904">
          <table:table-cell table:style-name="Таблица6.A1" office:value-type="string">
            <text:p text:style-name="P9">Задължения:</text:p>
          </table:table-cell>
          <table:table-cell table:style-name="Таблица6.B1" office:value-type="string">
            <text:p text:style-name="P24">Администрация на Windows компютри и принтери в локална мрежа.</text:p>
          </table:table-cell>
        </table:table-row>
      </table:table>
      <text:h text:style-name="P63" text:outline-level="2"><text:soft-page-break/>Примерни проекти<text:tab/></text:h>
      <text:h text:style-name="P74" text:outline-level="3"><text:span text:style-name="T57">Април</text:span> 2011 – <text:span text:style-name="T57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 table:style-name="TableLine2751336220544">
          <table:table-cell table:style-name="Таблица15.A1" office:value-type="string">
            <text:p text:style-name="P42"><text:span text:style-name="T57">Име</text:span>:</text:p>
          </table:table-cell>
          <table:table-cell table:style-name="Таблица15.B1" office:value-type="string">
            <text:p text:style-name="P52"><text:span text:style-name="Strong_20_Emphasis"><text:span text:style-name="T56">Система за Управление на Модификации, Пачове и Инсталации (MMPI)</text:span></text:span></text:p>
          </table:table-cell>
        </table:table-row>
        <table:table-row table:style-name="TableLine2751336219456">
          <table:table-cell table:style-name="Таблица15.A1" office:value-type="string">
            <text:p text:style-name="P42"><text:span text:style-name="T58">Описание</text:span>:</text:p>
          </table:table-cell>
          <table:table-cell table:style-name="Таблица15.B1" office:value-type="string">
            <text:p text:style-name="P44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 table:style-name="TableLine2751336222720">
          <table:table-cell table:style-name="Таблица15.A1" office:value-type="string">
            <text:p text:style-name="P42"><text:span text:style-name="T58">Продължителност</text:span>:</text:p>
          </table:table-cell>
          <table:table-cell table:style-name="Таблица15.B1" office:value-type="string">
            <text:p text:style-name="P44">4 <text:span text:style-name="T58">години и 3 месеца</text:span></text:p>
          </table:table-cell>
        </table:table-row>
        <table:table-row table:style-name="TableLine2751336223264">
          <table:table-cell table:style-name="Таблица15.A1" office:value-type="string">
            <text:p text:style-name="P42"><text:span text:style-name="T58">Използвани технологии</text:span>:</text:p>
          </table:table-cell>
          <table:table-cell table:style-name="Таблица15.B1" office:value-type="string">
            <text:p text:style-name="P50"><text:span text:style-name="Default_20_Paragraph_20_Font"><text:span text:style-name="T14">Linux, MySQL, Perl</text:span></text:span></text:p>
          </table:table-cell>
        </table:table-row>
        <table:table-row table:style-name="TableLine2751336223808">
          <table:table-cell table:style-name="Таблица15.A1" office:value-type="string">
            <text:p text:style-name="P42"><text:span text:style-name="T62">Длъжност</text:span>:</text:p>
          </table:table-cell>
          <table:table-cell table:style-name="Таблица15.B1" office:value-type="string">
            <text:p text:style-name="P46">Проектант на база данни, Управител на проект</text:p>
          </table:table-cell>
        </table:table-row>
        <table:table-row table:style-name="TableLine2751336226800">
          <table:table-cell table:style-name="Таблица15.A1" office:value-type="string">
            <text:p text:style-name="P42"><text:span text:style-name="T58">Размер на екипа</text:span>:</text:p>
          </table:table-cell>
          <table:table-cell table:style-name="Таблица15.B1" office:value-type="string">
            <text:p text:style-name="P47">5<text:span text:style-name="T80">–</text:span>10 <text:span text:style-name="T58">човека</text:span></text:p>
          </table:table-cell>
        </table:table-row>
        <table:table-row table:style-name="TableLine2751336222992">
          <table:table-cell table:style-name="Таблица15.A1" office:value-type="string">
            <text:p text:style-name="P42"><text:span text:style-name="T58">Организация</text:span>:</text:p>
          </table:table-cell>
          <table:table-cell table:style-name="Таблица15.B1" office:value-type="string">
            <text:p text:style-name="P52"><text:a xlink:type="simple" xlink:href="#Codix-DevM" text:style-name="Internet_20_link" text:visited-style-name="Visited_20_Internet_20_Link"><text:span text:style-name="Internet_20_link"><text:span text:style-name="T15">Кодикс България</text:span></text:span></text:a></text:p>
          </table:table-cell>
        </table:table-row>
        <table:table-row table:style-name="TableLine2751336227616">
          <table:table-cell table:style-name="Таблица15.A1" office:value-type="string">
            <text:p text:style-name="P42">Описание на организацията:</text:p>
          </table:table-cell>
          <table:table-cell table:style-name="Таблица15.B1" office:value-type="string">
            <text:p text:style-name="P44">CODIX е софтуерната компания зад iMX – системата за събит<text:span text:style-name="T59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73" text:outline-level="3"><text:bookmark text:name="EP-12"/>Юни 2002 <text:span text:style-name="T80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 table:style-name="TableLine2751336229248">
          <table:table-cell table:style-name="SampleProjects1.A1" office:value-type="string">
            <text:p text:style-name="P4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3">EP-12</text:span></text:a></text:p>
          </table:table-cell>
        </table:table-row>
        <table:table-row table:style-name="TableLine2751336225168">
          <table:table-cell table:style-name="SampleProjects1.A1" office:value-type="string">
            <text:p text:style-name="P4">Описание:</text:p>
          </table:table-cell>
          <table:table-cell table:style-name="SampleProjects1.B1" office:value-type="string">
            <text:p text:style-name="P2">EP-12 е И<text:span text:style-name="T55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 table:style-name="TableLine2751336226528">
          <table:table-cell table:style-name="SampleProjects1.A1" office:value-type="string">
            <text:p text:style-name="P4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 table:style-name="TableLine2751336232240">
          <table:table-cell table:style-name="SampleProjects1.A1" office:value-type="string">
            <text:p text:style-name="P4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1">Измерване на шупливост чрез елипсометрия</text:span></text:a><text:span text:style-name="T12">,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, C/C++</text:span></text:p>
          </table:table-cell>
        </table:table-row>
        <table:table-row table:style-name="TableLine2751336228160">
          <table:table-cell table:style-name="SampleProjects1.A1" office:value-type="string">
            <text:p text:style-name="P4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 table:style-name="TableLine2751336227344">
          <table:table-cell table:style-name="SampleProjects1.A1" office:value-type="string">
            <text:p text:style-name="P4">Размер на екипа:</text:p>
          </table:table-cell>
          <table:table-cell table:style-name="SampleProjects1.B1" office:value-type="string">
            <text:p text:style-name="P2">около 25 <text:span text:style-name="T64">човека</text:span></text:p>
          </table:table-cell>
        </table:table-row>
        <table:table-row table:style-name="TableLine2751336227072">
          <table:table-cell table:style-name="SampleProjects1.A1" office:value-type="string">
            <text:p text:style-name="P4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 table:style-name="TableLine2751336228432">
          <table:table-cell table:style-name="SampleProjects1.A1" office:value-type="string">
            <text:p text:style-name="P4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76" text:outline-level="3">Март 200<text:span text:style-name="T72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 table:style-name="TableLine2751336224896">
          <table:table-cell table:style-name="Таблица11.A1" office:value-type="string">
            <text:p text:style-name="P43"><text:span text:style-name="T60">Име</text:span>:</text:p>
          </table:table-cell>
          <table:table-cell table:style-name="Таблица11.B1" office:value-type="string">
            <text:p text:style-name="P38"><text:a xlink:type="simple" xlink:href="https://sotirov-bg.net/slackpack/" text:style-name="Internet_20_link" text:visited-style-name="Visited_20_Internet_20_Link"><text:span text:style-name="Internet_20_link"><text:span text:style-name="T8">SlackPack</text:span></text:span></text:a></text:p>
          </table:table-cell>
        </table:table-row>
        <table:table-row table:style-name="TableLine2751336230064">
          <table:table-cell table:style-name="Таблица11.A1" office:value-type="string">
            <text:p text:style-name="P43"><text:span text:style-name="T60">Описание</text:span>:</text:p>
          </table:table-cell>
          <table:table-cell table:style-name="Таблица11.B1" office:value-type="string">
            <text:p text:style-name="P39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 table:style-name="TableLine2751336230336">
          <table:table-cell table:style-name="Таблица11.A1" office:value-type="string">
            <text:p text:style-name="P43"><text:span text:style-name="T60">Продължителност</text:span>:</text:p>
          </table:table-cell>
          <table:table-cell table:style-name="Таблица11.B1" office:value-type="string">
            <text:p text:style-name="P45"><text:span text:style-name="T72">Повече от </text:span>1<text:span text:style-name="T85">4</text:span> <text:span text:style-name="T60">години</text:span></text:p>
          </table:table-cell>
        </table:table-row>
        <table:table-row table:style-name="TableLine2751336230608">
          <table:table-cell table:style-name="Таблица11.A1" office:value-type="string">
            <text:p text:style-name="P43"><text:span text:style-name="T60">Използвани технологии</text:span>:</text:p>
          </table:table-cell>
          <table:table-cell table:style-name="Таблица11.B1" office:value-type="string">
            <text:p text:style-name="P51"><text:span text:style-name="Default_20_Paragraph_20_Font"><text:span text:style-name="T17">Perl, </text:span></text:span><text:span text:style-name="Default_20_Paragraph_20_Font"><text:span text:style-name="T12">MySQL, (X)HTML, CSS, Shell </text:span></text:span><text:span text:style-name="Default_20_Paragraph_20_Font"><text:span text:style-name="T16">скриптове</text:span></text:span><text:span text:style-name="Default_20_Paragraph_20_Font"><text:span text:style-name="T12">, </text:span></text:span><text:span text:style-name="Default_20_Paragraph_20_Font"><text:span text:style-name="T17">VMware, qemu</text:span></text:span></text:p>
          </table:table-cell>
        </table:table-row>
        <table:table-row table:style-name="TableLine2751336232784">
          <table:table-cell table:style-name="Таблица11.A1" office:value-type="string">
            <text:p text:style-name="P43"><text:span text:style-name="T63">Длъжност</text:span>:</text:p>
          </table:table-cell>
          <table:table-cell table:style-name="Таблица11.B1" office:value-type="string">
            <text:p text:style-name="P45">Проектант на база данни, Софтуерен разработчик и Системен Администратор</text:p>
          </table:table-cell>
        </table:table-row>
        <table:table-row table:style-name="TableLine2751336230880">
          <table:table-cell table:style-name="Таблица11.A1" office:value-type="string">
            <text:p text:style-name="P43"><text:span text:style-name="T60">Размер на екипа</text:span>:</text:p>
          </table:table-cell>
          <table:table-cell table:style-name="Таблица11.B1" office:value-type="string">
            <text:p text:style-name="P48">Един човек</text:p>
          </table:table-cell>
        </table:table-row>
        <table:table-row table:style-name="TableLine2751336234688">
          <table:table-cell table:style-name="Таблица11.A1" office:value-type="string">
            <text:p text:style-name="P43"><text:span text:style-name="T60">Организация</text:span>:</text:p>
          </table:table-cell>
          <table:table-cell table:style-name="Таблица11.B1" office:value-type="string">
            <text:p text:style-name="P49">Личен проект</text:p>
          </table:table-cell>
        </table:table-row>
      </table:table>
      <text:p text:style-name="P59"/>
      <text:p text:style-name="P36"><text:soft-page-break/><text:span text:style-name="Citation"><text:span text:style-name="T19">Виж съ</text:span></text:span><text:span text:style-name="Citation"><text:span text:style-name="T20">що </text:span></text:span><text:span text:style-name="Citation"><text:span text:style-name="T43">п</text:span></text:span><text:span text:style-name="Citation"><text:span text:style-name="T22">рофилите ми в</text:span></text:span><text:span text:style-name="Citation"><text:span text:style-name="T19"> </text:span></text:span><text:a xlink:type="simple" xlink:href="https://github.com/gdsotirov" text:style-name="Internet_20_link" text:visited-style-name="Visited_20_Internet_20_Link"><text:span text:style-name="Internet_20_link"><text:span text:style-name="T21">GitHub</text:span></text:span></text:a><text:span text:style-name="Citation"><text:span text:style-name="T19">, </text:span></text:span><text:a xlink:type="simple" xlink:href="https://bitbucket.org/gdsotirov" text:style-name="Internet_20_link" text:visited-style-name="Visited_20_Internet_20_Link"><text:span text:style-name="Citation">Bitbucket</text:span></text:a><text:span text:style-name="Citation"><text:span text:style-name="T19">, </text:span></text:span><text:a xlink:type="simple" xlink:href="https://sourceforge.net/u/gdsotirov/profile/" text:style-name="Internet_20_link" text:visited-style-name="Visited_20_Internet_20_Link"><text:span text:style-name="Citation">SourceForge</text:span></text:a><text:span text:style-name="Citation"><text:span text:style-name="T19"> </text:span></text:span><text:span text:style-name="Citation"><text:span text:style-name="T20">и</text:span></text:span><text:span text:style-name="Citation"><text:span text:style-name="T19"> </text:span></text:span><text:a xlink:type="simple" xlink:href="http://sotirov-bg.net/~gsotirov/projects/" text:style-name="Internet_20_link" text:visited-style-name="Visited_20_Internet_20_Link"><text:span text:style-name="Internet_20_link"><text:span text:style-name="T20">други лични проекти</text:span></text:span></text:a><text:span text:style-name="Citation"><text:span text:style-name="T21">.</text:span></text:span></text:p>
      <text:h text:style-name="P62" text:outline-level="2">Препоръки<text:tab/></text:h>
      <text:p text:style-name="P60"><text:span text:style-name="T7">Забележка</text:span><text:span text:style-name="T1">: Препоръки се предоставят при поискване.</text:span></text:p>
      <text:p text:style-name="P58"/>
      <text:p text:style-name="P58"/>
      <text:p text:style-name="P58"/>
      <text:p text:style-name="P57">Последна промяна: <text:date style:data-style-name="N36" text:date-value="2021-01-09T14:30:26.817000028">9.01.2021 г.</text:date></text:p>
      <text:p text:style-name="Standard"><text:span text:style-name="T38">Най-пълна и текуща версия на документа м</text:span><text:span text:style-name="T39">оже да бъде намерена</text:span><text:span text:style-name="T38"> на</text:span><text:span text:style-name="T37"> </text:span><text:a xlink:type="simple" xlink:href="http://sotirov-bg.net/~gsotirov/cv/" text:style-name="Internet_20_link" text:visited-style-name="Visited_20_Internet_20_Link"><text:span text:style-name="Internet_20_link"><text:span text:style-name="T73">http://sotirov-bg.net/~gsotirov/cv/</text:span></text:span></text:a></text:p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Arial2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style:writing-mode="page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style:writing-mode="page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style:writing-mode="page"/>
      <style:text-properties style:font-name="Arial1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6</text:page-count></text:p>
      </style:footer>
      <style:footer-first>
        <text:p text:style-name="MP1"><text:span text:style-name="MT3">Страница </text:span><text:page-number text:select-page="current">1</text:page-number><text:s/>от <text:page-count>6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Georgi Sotirov</meta:initial-creator>
    <meta:creation-date>2005-08-28T16:46:32</meta:creation-date>
    <dc:date>2021-01-09T14:30:25.466000000</dc:date>
    <dc:language>bg-BG</dc:language>
    <meta:editing-cycles>216</meta:editing-cycles>
    <meta:editing-duration>PT5H37M17S</meta:editing-duration>
    <meta:document-statistic meta:table-count="20" meta:image-count="0" meta:object-count="0" meta:page-count="6" meta:paragraph-count="272" meta:word-count="980" meta:character-count="7174" meta:non-whitespace-character-count="6441"/>
    <meta:user-defined meta:name="Info 1"/>
    <meta:user-defined meta:name="Info 2"/>
    <meta:user-defined meta:name="Info 3"/>
    <meta:user-defined meta:name="Info 4"/>
  </office:meta>
</office:document-meta>
</file>